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ea6" officeooo:paragraph-rsid="00137ea6"/>
    </style:style>
    <style:style style:name="P2" style:family="paragraph" style:parent-style-name="Standard">
      <style:text-properties officeooo:rsid="00137ea6" officeooo:paragraph-rsid="0015ffbe"/>
    </style:style>
    <style:style style:name="P3" style:family="paragraph" style:parent-style-name="Standard">
      <style:text-properties fo:font-weight="bold" officeooo:rsid="00137ea6" officeooo:paragraph-rsid="0015ffbe" style:font-weight-asian="bold" style:font-weight-complex="bold"/>
    </style:style>
    <style:style style:name="P4" style:family="paragraph" style:parent-style-name="Standard">
      <style:text-properties fo:font-weight="bold" officeooo:rsid="0015ffbe" officeooo:paragraph-rsid="0015ffbe" style:font-weight-asian="bold" style:font-weight-complex="bold"/>
    </style:style>
    <style:style style:name="P5" style:family="paragraph" style:parent-style-name="Standard">
      <style:text-properties fo:font-weight="bold" officeooo:rsid="0016a752" officeooo:paragraph-rsid="0016a752" style:font-weight-asian="bold" style:font-weight-complex="bold"/>
    </style:style>
    <style:style style:name="P6" style:family="paragraph" style:parent-style-name="Standard">
      <style:text-properties fo:font-weight="bold" officeooo:rsid="00181c10" officeooo:paragraph-rsid="00181c10" style:font-weight-asian="bold" style:font-weight-complex="bold"/>
    </style:style>
    <style:style style:name="P7" style:family="paragraph" style:parent-style-name="Standard">
      <style:text-properties fo:font-size="24pt" fo:font-weight="bold" officeooo:rsid="00137ea6" officeooo:paragraph-rsid="00137ea6" style:font-size-asian="24pt" style:font-weight-asian="bold" style:font-size-complex="24pt" style:font-weight-complex="bold"/>
    </style:style>
    <style:style style:name="P8" style:family="paragraph" style:parent-style-name="Standard">
      <style:text-properties fo:font-size="24pt" fo:font-weight="bold" officeooo:rsid="0015ffbe" officeooo:paragraph-rsid="0015ffbe" style:font-size-asian="24pt" style:font-weight-asian="bold" style:font-size-complex="24pt" style:font-weight-complex="bold"/>
    </style:style>
    <style:style style:name="P9" style:family="paragraph" style:parent-style-name="Standard">
      <style:text-properties fo:font-size="24pt" fo:font-weight="bold" officeooo:rsid="0019ef2b" officeooo:paragraph-rsid="0019ef2b" style:font-size-asian="24pt" style:font-weight-asian="bold" style:font-size-complex="24pt" style:font-weight-complex="bold"/>
    </style:style>
    <style:style style:name="P10" style:family="paragraph" style:parent-style-name="Standard">
      <style:text-properties officeooo:rsid="001571a8" officeooo:paragraph-rsid="001571a8"/>
    </style:style>
    <style:style style:name="P11" style:family="paragraph" style:parent-style-name="Standard">
      <style:text-properties officeooo:rsid="0015ffbe" officeooo:paragraph-rsid="0015ffbe"/>
    </style:style>
    <style:style style:name="P12" style:family="paragraph" style:parent-style-name="Standard">
      <style:text-properties officeooo:rsid="0016a752" officeooo:paragraph-rsid="0016a752"/>
    </style:style>
    <style:style style:name="P13" style:family="paragraph" style:parent-style-name="Standard">
      <style:text-properties officeooo:rsid="00181c10" officeooo:paragraph-rsid="00181c10"/>
    </style:style>
    <style:style style:name="P14" style:family="paragraph" style:parent-style-name="Standard">
      <style:text-properties officeooo:rsid="0019ef2b" officeooo:paragraph-rsid="0019ef2b"/>
    </style:style>
    <style:style style:name="P15" style:family="paragraph" style:parent-style-name="Standard">
      <style:text-properties officeooo:rsid="001bbf3b" officeooo:paragraph-rsid="001bbf3b"/>
    </style:style>
    <style:style style:name="T1" style:family="text">
      <style:text-properties officeooo:rsid="0016a752"/>
    </style:style>
    <style:style style:name="T2" style:family="text">
      <style:text-properties officeooo:rsid="00181c1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1 – Criando a base de dados</text:p>
      <text:p text:style-name="P1"/>
      <text:p text:style-name="P10">Você deve criar a base de dados manualmente no MariaDB ou MySQL. Eu criei a base de dados através do phpMyAdmin mas poderia ser feito também pelo terminal de comando ou uma ferramento de gerenciamento de banco de dados do próprio MySQL ou outra dispónivel tal como o HEIDSQL. O script utilizado foi:</text:p>
      <text:p text:style-name="P10"/>
      <text:p text:style-name="P10">DROP DATABASE IF EXISTS cidadaoalmg_w;</text:p>
      <text:p text:style-name="P10"/>
      <text:p text:style-name="P10">CREATE DATABASE cidadaoalmg_w</text:p>
      <text:p text:style-name="P10">CHARACTER SET="utf8"</text:p>
      <text:p text:style-name="P10">COLLATE="utf8_general_ci";</text:p>
      <text:p text:style-name="P10"/>
      <text:p text:style-name="P8">2 – Criando as tabelas através de migrations</text:p>
      <text:p text:style-name="P1"/>
      <text:p text:style-name="P2">Entre no terminal e vá para dentro do diretório do projeto. Então execute o comando:</text:p>
      <text:p text:style-name="P2"/>
      <text:p text:style-name="P3">php artisan migrate</text:p>
      <text:p text:style-name="P2"/>
      <text:p text:style-name="P11">O laravél criará automaticamente as tabelas. Esse caminho é o mais simples os dados das tabelas serão inseridos automaticamente através de código PHP e larável.</text:p>
      <text:p text:style-name="P11"/>
      <text:p text:style-name="P11">Por via das dúvidas. eu gerei o script de criação das tabelas através do MariaDB. O script encontra-se no diretório principal do projeto em:</text:p>
      <text:p text:style-name="P11"/>
      <text:p text:style-name="P11">project/DataBase/cidadaoalmg_w.txt</text:p>
      <text:p text:style-name="P11"/>
      <text:p text:style-name="P11">Basta executar o script e as tabelas serão criadas. </text:p>
      <text:p text:style-name="P11"/>
      <text:p text:style-name="P9">3 – Injetando os dados da API ALMG na base de dados</text:p>
      <text:p text:style-name="P14"/>
      <text:p text:style-name="P15">Para injetar dados nas tabelas basta abrir o terminal e entrar no diretório principal do projeto e digitar o comando:</text:p>
      <text:p text:style-name="P15"/>
      <text:p text:style-name="P15"><text:span text:style-name="T3">php artisan </text:span><text:a xlink:type="simple" xlink:href="db:seed" text:style-name="Internet_20_link" text:visited-style-name="Visited_20_Internet_20_Link"><text:span text:style-name="T3">db:seed</text:span></text:a></text:p>
      <text:p text:style-name="P15"/>
      <text:p text:style-name="P15">Já foram criados as migrations requeridas para o projeto bem como os seeders. Os dados são obtidos através da API da ALMG e um script php através do Helper seed injeta os dados no banco de forma automatica.</text:p>
      <text:p text:style-name="P11"/>
      <text:p text:style-name="P8">4 – Apagando as tabelas e os dados</text:p>
      <text:p text:style-name="P11"/>
      <text:p text:style-name="P11">Para <text:span text:style-name="T1">desfazer a última ação</text:span> basta usar o comando dentro do terminal no diretório principal do projeto:</text:p>
      <text:p text:style-name="P11"/>
      <text:p text:style-name="P4">php artisan migrate:rollback</text:p>
      <text:p text:style-name="P11"><text:soft-page-break/></text:p>
      <text:p text:style-name="P13">Para apagar todas as tabelas e recriá-las do zero utilize o seguinte comando:</text:p>
      <text:p text:style-name="P13"/>
      <text:p text:style-name="P6">php artisan migrate:reset</text:p>
      <text:p text:style-name="P12"/>
      <text:p text:style-name="P12">Para apagar todas as todas as tabelas de uma só vez, <text:span text:style-name="T2">incluindo a tabela de controle migration</text:span>, e recriá-las do zero utilize o comando:</text:p>
      <text:p text:style-name="P12"/>
      <text:p text:style-name="P5">php artisan migrate:fresh</text:p>
      <text:p text:style-name="P12"/>
      <text:p text:style-name="P12"/>
      <text:p text:style-name="P1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6:53:11.219078445</meta:creation-date>
    <dc:date>2019-04-21T19:34:00.938876968</dc:date>
    <meta:editing-duration>PT2H40M54S</meta:editing-duration>
    <meta:editing-cycles>7</meta:editing-cycles>
    <meta:generator>LibreOffice/6.0.7.3$Linux_X86_64 LibreOffice_project/00m0$Build-3</meta:generator>
    <meta:document-statistic meta:table-count="0" meta:image-count="0" meta:object-count="0" meta:page-count="3" meta:paragraph-count="25" meta:word-count="297" meta:character-count="1802" meta:non-whitespace-character-count="1525"/>
  </office:meta>
</office:document-meta>
</file>